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inary search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matriz search</text:p>
          </table:table-cell>
          <table:table-cell office:value-type="string" calcext:value-type="string">
            <text:p>store stress</text:p>
          </table:table-cell>
          <table:table-cell office:value-type="string" calcext:value-type="string">
            <text:p>tick tack</text:p>
          </table:table-cell>
          <table:table-cell office:value-type="string" calcext:value-type="string">
            <text:p>1to100</text:p>
          </table:table-cell>
          <table:table-cell office:value-type="string" calcext:value-type="string">
            <text:p>Cubo</text:p>
          </table:table-cell>
          <table:table-cell office:value-type="string" calcext:value-type="string">
            <text:p>SomaQuadrados</text:p>
          </table:table-cell>
        </table:table-row>
        <table:table-row table:style-name="ro1">
          <table:table-cell/>
          <table:table-cell office:value-type="string" calcext:value-type="string">
            <text:p>Preditor</text:p>
          </table:table-cell>
          <table:table-cell office:value-type="float" office:value="21.0526" calcext:value-type="float">
            <text:p>21.0526</text:p>
          </table:table-cell>
          <table:table-cell office:value-type="float" office:value="61.4002" calcext:value-type="float">
            <text:p>61.4002</text:p>
          </table:table-cell>
          <table:table-cell office:value-type="float" office:value="62.5" calcext:value-type="float">
            <text:p>62.5</text:p>
          </table:table-cell>
          <table:table-cell office:value-type="float" office:value="89.1844" calcext:value-type="float">
            <text:p>89.1844</text:p>
          </table:table-cell>
          <table:table-cell office:value-type="float" office:value="49.848" calcext:value-type="float">
            <text:p>49.848</text:p>
          </table:table-cell>
          <table:table-cell office:value-type="float" office:value="83.9506" calcext:value-type="float">
            <text:p>83.9506</text:p>
          </table:table-cell>
          <table:table-cell office:value-type="float" office:value="81.25" calcext:value-type="float">
            <text:p>81.25</text:p>
          </table:table-cell>
          <table:table-cell office:value-type="float" office:value="30.7171" calcext:value-type="float">
            <text:p>30.7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P</text:p>
          </table:table-cell>
          <table:table-cell office:value-type="float" office:value="47.0588" calcext:value-type="float">
            <text:p>47.0588</text:p>
          </table:table-cell>
          <table:table-cell office:value-type="float" office:value="61.3056" calcext:value-type="float">
            <text:p>61.3056</text:p>
          </table:table-cell>
          <table:table-cell office:value-type="float" office:value="62.5" calcext:value-type="float">
            <text:p>62.5</text:p>
          </table:table-cell>
          <table:table-cell office:value-type="float" office:value="88.8496" calcext:value-type="float">
            <text:p>88.8496</text:p>
          </table:table-cell>
          <table:table-cell office:value-type="float" office:value="94.0594" calcext:value-type="float">
            <text:p>94.0594</text:p>
          </table:table-cell>
          <table:table-cell office:value-type="float" office:value="84.6154" calcext:value-type="float">
            <text:p>84.6154</text:p>
          </table:table-cell>
          <table:table-cell office:value-type="float" office:value="81.25" calcext:value-type="float">
            <text:p>81.25</text:p>
          </table:table-cell>
          <table:table-cell office:value-type="float" office:value="53.3437" calcext:value-type="float">
            <text:p>53.34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ditor Correlacional (4,2)</text:p>
          </table:table-cell>
          <table:table-cell office:value-type="float" office:value="47.3684" calcext:value-type="float">
            <text:p>47.3684</text:p>
          </table:table-cell>
          <table:table-cell office:value-type="float" office:value="65.613" calcext:value-type="float">
            <text:p>65.613</text:p>
          </table:table-cell>
          <table:table-cell office:value-type="float" office:value="62.5" calcext:value-type="float">
            <text:p>62.5</text:p>
          </table:table-cell>
          <table:table-cell office:value-type="float" office:value="88.8496" calcext:value-type="float">
            <text:p>88.8496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83.9506" calcext:value-type="float">
            <text:p>83.9506</text:p>
          </table:table-cell>
          <table:table-cell office:value-type="float" office:value="81.25" calcext:value-type="float">
            <text:p>81.25</text:p>
          </table:table-cell>
          <table:table-cell office:value-type="float" office:value="55.255" calcext:value-type="float">
            <text:p>55.255</text:p>
          </table:table-cell>
          <table:table-cell office:value-type="float" office:value="97.0588" calcext:value-type="float">
            <text:p>97.0588</text:p>
          </table:table-cell>
          <table:table-cell office:value-type="float" office:value="83.2061" calcext:value-type="float">
            <text:p>83.2061</text:p>
          </table:table-cell>
          <table:table-cell office:value-type="float" office:value="76.1905" calcext:value-type="float">
            <text:p>76.1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5:43:15.768680278</meta:creation-date>
    <dc:date>2023-07-03T17:00:11.931695817</dc:date>
    <meta:editing-duration>PT6M14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